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officeooo:rsid="00152b9b" officeooo:paragraph-rsid="00152b9b" style:font-size-asian="12pt" style:font-weight-asian="bold" style:font-size-complex="12pt" style:font-weight-complex="bold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text-properties fo:font-size="12pt" style:font-size-asian="12pt" style:font-size-complex="12pt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size="12pt" officeooo:paragraph-rsid="001159ce" style:font-size-asian="12pt" style:font-size-complex="12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12pt" officeooo:paragraph-rsid="001159ce" style:font-size-asian="12pt" style:font-size-complex="12pt"/>
    </style:style>
    <style:style style:name="P12" style:family="paragraph" style:parent-style-name="Text_20_body" style:list-style-name="L4">
      <style:text-properties fo:font-size="12pt" style:font-size-asian="12pt" style:font-size-complex="12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12pt" officeooo:paragraph-rsid="001159ce" style:font-size-asian="12pt" style:font-size-complex="12pt"/>
    </style:style>
    <style:style style:name="P14" style:family="paragraph" style:parent-style-name="Text_20_body" style:list-style-name="L5">
      <style:text-properties fo:font-size="12pt" style:font-size-asian="12pt" style:font-size-complex="12pt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12pt" style:font-size-asian="12pt" style:font-size-complex="12pt"/>
    </style:style>
    <style:style style:name="P17" style:family="paragraph" style:parent-style-name="Text_20_body" style:list-style-name="L6">
      <style:text-properties fo:font-size="12pt" style:font-size-asian="12pt" style:font-size-complex="12pt"/>
    </style:style>
    <style:style style:name="P1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L7">
      <style:paragraph-properties fo:margin-top="0in" fo:margin-bottom="0in" style:contextual-spacing="false"/>
      <style:text-properties fo:font-size="12pt" officeooo:paragraph-rsid="001159ce" style:font-size-asian="12pt" style:font-size-complex="12pt"/>
    </style:style>
    <style:style style:name="P20" style:family="paragraph" style:parent-style-name="Text_20_body" style:list-style-name="L7">
      <style:text-properties fo:font-size="12pt" style:font-size-asian="12pt" style:font-size-complex="12pt"/>
    </style:style>
    <style:style style:name="P21" style:family="paragraph" style:parent-style-name="Text_20_body" style:list-style-name="L8">
      <style:paragraph-properties fo:margin-top="0in" fo:margin-bottom="0in" style:contextual-spacing="false"/>
      <style:text-properties fo:font-size="12pt" officeooo:paragraph-rsid="001159ce" style:font-size-asian="12pt" style:font-size-complex="12pt"/>
    </style:style>
    <style:style style:name="P22" style:family="paragraph" style:parent-style-name="Text_20_body" style:list-style-name="L8">
      <style:paragraph-properties fo:margin-top="0in" fo:margin-bottom="0in" style:contextual-spacing="false"/>
      <style:text-properties fo:font-size="12pt" officeooo:paragraph-rsid="00132843" style:font-size-asian="12pt" style:font-size-complex="12pt"/>
    </style:style>
    <style:style style:name="P23" style:family="paragraph" style:parent-style-name="Text_20_body" style:list-style-name="L8">
      <style:text-properties fo:font-size="12pt" style:font-size-asian="12pt" style:font-size-complex="12pt"/>
    </style:style>
    <style:style style:name="P24" style:family="paragraph" style:parent-style-name="Text_20_body" style:list-style-name="L9">
      <style:paragraph-properties fo:margin-top="0in" fo:margin-bottom="0in" style:contextual-spacing="false"/>
      <style:text-properties fo:font-size="12pt" style:font-size-asian="12pt" style:font-size-complex="12pt"/>
    </style:style>
    <style:style style:name="P25" style:family="paragraph" style:parent-style-name="Text_20_body" style:list-style-name="L9">
      <style:text-properties fo:font-size="12pt" style:font-size-asian="12pt" style:font-size-complex="12pt"/>
    </style:style>
    <style:style style:name="P26" style:family="paragraph" style:parent-style-name="Text_20_body" style:list-style-name="L10">
      <style:paragraph-properties fo:margin-top="0in" fo:margin-bottom="0in" style:contextual-spacing="false"/>
      <style:text-properties fo:font-size="12pt" style:font-size-asian="12pt" style:font-size-complex="12pt"/>
    </style:style>
    <style:style style:name="P27" style:family="paragraph" style:parent-style-name="Text_20_body" style:list-style-name="L10">
      <style:text-properties fo:font-size="12pt" style:font-size-asian="12pt" style:font-size-complex="12pt"/>
    </style:style>
    <style:style style:name="P28" style:family="paragraph" style:parent-style-name="Text_20_body" style:list-style-name="L11">
      <style:text-properties fo:font-size="12pt" officeooo:paragraph-rsid="00135769" style:font-size-asian="12pt" style:font-size-complex="12pt"/>
    </style:style>
    <style:style style:name="P29" style:family="paragraph" style:parent-style-name="Text_20_body" style:list-style-name="L11">
      <style:text-properties fo:font-size="12pt" officeooo:paragraph-rsid="00152b9b" style:font-size-asian="12pt" style:font-size-complex="12pt"/>
    </style:style>
    <style:style style:name="P30" style:family="paragraph" style:parent-style-name="Text_20_body" style:list-style-name="L11">
      <style:text-properties officeooo:paragraph-rsid="00152b9b"/>
    </style:style>
    <style:style style:name="P31" style:family="paragraph" style:parent-style-name="Text_20_body" style:list-style-name="L12">
      <style:paragraph-properties fo:margin-top="0in" fo:margin-bottom="0in" style:contextual-spacing="false"/>
      <style:text-properties fo:font-size="12pt" style:font-size-asian="12pt" style:font-size-complex="12pt"/>
    </style:style>
    <style:style style:name="P32" style:family="paragraph" style:parent-style-name="Text_20_body" style:list-style-name="L12">
      <style:paragraph-properties fo:margin-top="0in" fo:margin-bottom="0in" style:contextual-spacing="false"/>
      <style:text-properties fo:font-size="12pt" officeooo:paragraph-rsid="00132843" style:font-size-asian="12pt" style:font-size-complex="12pt"/>
    </style:style>
    <style:style style:name="P33" style:family="paragraph" style:parent-style-name="Text_20_body">
      <style:paragraph-properties fo:margin-top="0in" fo:margin-bottom="0in" style:contextual-spacing="false"/>
      <style:text-properties fo:font-size="12pt" officeooo:paragraph-rsid="00132843" style:font-size-asian="12pt" style:font-size-complex="12pt"/>
    </style:style>
    <style:style style:name="P34" style:family="paragraph" style:parent-style-name="Text_20_body">
      <style:text-properties fo:font-size="12pt" officeooo:paragraph-rsid="00132843" style:font-size-asian="12pt" style:font-size-complex="12pt"/>
    </style:style>
    <style:style style:name="P35" style:family="paragraph" style:parent-style-name="Text_20_body">
      <style:text-properties fo:font-size="12pt" fo:font-weight="bold" officeooo:rsid="00132843" officeooo:paragraph-rsid="00132843" style:font-size-asian="12pt" style:font-weight-asian="bold" style:font-size-complex="12pt" style:font-weight-complex="bold"/>
    </style:style>
    <style:style style:name="P36" style:family="paragraph" style:parent-style-name="Text_20_body" style:list-style-name="L13">
      <style:paragraph-properties fo:margin-top="0in" fo:margin-bottom="0in" style:contextual-spacing="false"/>
      <style:text-properties fo:font-size="12pt" style:font-size-asian="12pt" style:font-size-complex="12pt"/>
    </style:style>
    <style:style style:name="P37" style:family="paragraph" style:parent-style-name="Text_20_body" style:list-style-name="L13">
      <style:text-properties fo:font-size="12pt" style:font-size-asian="12pt" style:font-size-complex="12pt"/>
    </style:style>
    <style:style style:name="T1" style:family="text">
      <style:text-properties officeooo:rsid="000b9bb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9ce"/>
    </style:style>
    <style:style style:name="T6" style:family="text">
      <style:text-properties officeooo:rsid="00132843"/>
    </style:style>
    <style:style style:name="T7" style:family="text">
      <style:text-properties officeooo:rsid="0013576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eval</text:span>_py/</text:p>
      <text:p text:style-name="P1">├ prepare.bash <text:tab/> # genera la flag en _flag.txt, configura variables, crea .env y _instance.</text:p>
      <text:p text:style-name="P1">├ start.bash <text:s/># Script para iniciar el contenedor Docker mediante Docker Compose.</text:p>
      <text:p text:style-name="P1">├ stop.bash <text:s text:c="4"/># Script para detener el contenedor Docker.</text:p>
      <text:p text:style-name="P1">├ docker-compose.yml <text:s text:c="3"/>#configuración de Docker. Define el servicio "webser" y puerto.</text:p>
      <text:p text:style-name="P1">├ Dockerfile <text:s/><text:tab/> <text:s text:c="2"/># Dockerfile para construir la imagen del contenedor basado en python:3.9-slim.</text:p>
      <text:p text:style-name="P1">├ requirements.txt <text:s text:c="5"/># Dependencias de Python (Flask).</text:p>
      <text:p text:style-name="P1">├ app.py <text:s text:c="4"/># Código principal de la aplicación Flask que implementa la calculadora vulnerable.</text:p>
      <text:p text:style-name="P1">└ templates/</text:p>
      <text:p text:style-name="P1"><text:s/>└ index.html <text:s text:c="7"/># Plantilla HTML que muestra la interfaz de la calculadora.</text:p>
      <text:p text:style-name="P1"/>
      <text:p text:style-name="P1"/>
      <text:p text:style-name="P1"/>
      <text:p text:style-name="P2">soluciones</text:p>
      <text:p text:style-name="P1"/>
      <text:p text:style-name="Text_20_body"><text:span text:style-name="Strong_20_Emphasis"><text:span text:style-name="T2">__import__('subprocess').check_output(['cat', '_flag.txt']).decode()</text:span></text:span></text:p>
      <text:list text:style-name="L1">
        <text:list-item>
          <text:p text:style-name="P3"><text:span text:style-name="T3">Se importa el módulo </text:span><text:span text:style-name="Strong_20_Emphasis"><text:span text:style-name="T3">subprocess</text:span></text:span><text:span text:style-name="T3"> mediante </text:span><text:span text:style-name="Strong_20_Emphasis"><text:span text:style-name="T3">import</text:span></text:span><text:span text:style-name="T3">.</text:span></text:p>
        </text:list-item>
        <text:list-item>
          <text:p text:style-name="P3"><text:span text:style-name="T3">Se usa la función </text:span><text:span text:style-name="Strong_20_Emphasis"><text:span text:style-name="T3">check_output()</text:span></text:span><text:span text:style-name="T3"> para ejecutar el comando. En este caso, el comando es </text:span><text:span text:style-name="Source_20_Text"><text:span text:style-name="T3">cat _flag.txt</text:span></text:span><text:span text:style-name="T3"> y se le pasa como lista de argumentos (lo que ayuda a evitar problemas de inyección si se usara correctamente).</text:span></text:p>
        </text:list-item>
        <text:list-item>
          <text:p text:style-name="P4"><text:span text:style-name="Strong_20_Emphasis"><text:span text:style-name="T3">check_output()</text:span></text:span><text:span text:style-name="T3"> devuelve la salida del comando en forma de bytes, por lo que se aplica </text:span><text:span text:style-name="Strong_20_Emphasis"><text:span text:style-name="T3">decode()</text:span></text:span><text:span text:style-name="T3"> para convertirla a una cadena de texto.</text:span></text:p>
        </text:list-item>
      </text:list>
      <text:p text:style-name="Text_20_body"><text:span text:style-name="Strong_20_Emphasis"><text:span text:style-name="T2">__import__('subprocess').check_output(['ls']).decode()</text:span></text:span></text:p>
      <text:list text:style-name="L2">
        <text:list-item>
          <text:p text:style-name="P5"><text:span text:style-name="T2">Es idéntico al anterior, salvo que se ejecuta el comando </text:span><text:span text:style-name="Strong_20_Emphasis"><text:span text:style-name="T3">ls</text:span></text:span><text:span text:style-name="T3"> </text:span><text:span text:style-name="T2">(para listar archivos).</text:span></text:p>
        </text:list-item>
        <text:list-item>
          <text:p text:style-name="P6">La estructura es la misma: se importa el módulo subprocess, se llama a check_output() pasando la lista de argumentos ['ls'] y luego se decodifica la salida.</text:p>
        </text:list-item>
      </text:list>
      <text:p text:style-name="Text_20_body"><text:span text:style-name="Strong_20_Emphasis"><text:span text:style-name="T2">__import__('os').popen('ls').read()</text:span></text:span></text:p>
      <text:list text:style-name="L3">
        <text:list-item>
          <text:p text:style-name="P7"><text:span text:style-name="T3">Se importa el módulo </text:span><text:span text:style-name="Strong_20_Emphasis"><text:span text:style-name="T3">os</text:span></text:span><text:span text:style-name="T3"> usando </text:span><text:span text:style-name="Strong_20_Emphasis"><text:span text:style-name="T3">import</text:span></text:span><text:span text:style-name="T3">.</text:span></text:p>
        </text:list-item>
        <text:list-item>
          <text:p text:style-name="P7"><text:span text:style-name="T3">Se llama a la función </text:span><text:span text:style-name="Strong_20_Emphasis"><text:span text:style-name="T3">popen()</text:span></text:span><text:span text:style-name="T3"> con el comando </text:span><text:span text:style-name="Strong_20_Emphasis"><text:span text:style-name="T3">'ls'</text:span></text:span><text:span text:style-name="T3"> (en forma de cadena, no de lista). popen() abre una tubería (pipe) para ejecutar el comando.</text:span></text:p>
        </text:list-item>
        <text:list-item>
          <text:p text:style-name="P8"><text:span text:style-name="T3">Finalmente, se usa </text:span><text:span text:style-name="Strong_20_Emphasis"><text:span text:style-name="T3">read()</text:span></text:span><text:span text:style-name="T3"> para leer la salida del comando.</text:span></text:p>
        </text:list-item>
      </text:list>
      <text:p text:style-name="P9">__import__('os').popen('cat _flag.txt').read()</text:p>
      <text:p text:style-name="P1"/>
      <text:p text:style-name="P9">__import__('os').popen('ls').read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text:span text:style-name="T4">prepare.bash</text:span><text:line-break/>- <text:span text:style-name="T5">S</text:span>e ejecuta antes de iniciar el contenedor.</text:p>
      <text:list text:style-name="L4">
        <text:list-item>
          <text:p text:style-name="P11"><text:span text:style-name="T5"><text:s/>D</text:span>eterminar el nombre de la instancia (usando el nombre de la carpeta, a menos que se pase un parámetro). </text:p>
        </text:list-item>
        <text:list-item>
          <text:p text:style-name="P11"><text:s/>Establecer el puerto a utilizar (por defecto 50080) y escribirlo en el archivo .env. </text:p>
        </text:list-item>
        <text:list-item>
          <text:p text:style-name="P11"><text:s/>Escribir el nombre de la instancia en el archivo _instance. </text:p>
        </text:list-item>
        <text:list-item>
          <text:p text:style-name="P11"><text:s/>Generar una flag (con un valor aleatorio) y almacenarla en el archivo _flag.txt.</text:p>
        </text:list-item>
        <text:list-item>
          <text:p text:style-name="P12"><text:s/>Prepara el entorno necesario para el funcionamiento del contenedor y del reto.</text:p>
          <text:p text:style-name="P12"/>
        </text:list-item>
      </text:list>
      <text:p text:style-name="P10"><text:span text:style-name="T4">start.bash</text:span></text:p>
      <text:list text:style-name="L5">
        <text:list-item>
          <text:p text:style-name="P13"><text:span text:style-name="T5">L</text:span>ee el nombre de la instancia (desde _instance) y utiliza Docker Compose para levantar el contenedor en segundo plano.</text:p>
        </text:list-item>
        <text:list-item>
          <text:p text:style-name="P14">Se construye la imagen y se inicia el contenedor, mapeando el puerto definido en .env al puerto 80 del contenedor.</text:p>
          <text:p text:style-name="P14"/>
        </text:list-item>
      </text:list>
      <text:p text:style-name="P15"><text:span text:style-name="T4">stop.bash</text:span></text:p>
      <text:list text:style-name="L6">
        <text:list-item>
          <text:p text:style-name="P16">Detiene y <text:span text:style-name="T5">elimina</text:span> el contenedor Docker asociado a la instancia.</text:p>
          <text:p text:style-name="P17"/>
        </text:list-item>
      </text:list>
      <text:p text:style-name="P18">docker-compose.yml</text:p>
      <text:list text:style-name="L7">
        <text:list-item>
          <text:p text:style-name="P19">Define el servicio "webser" que se construye a partir del Dockerfile.</text:p>
        </text:list-item>
        <text:list-item>
          <text:p text:style-name="P19">Especifica <text:span text:style-name="T5">l</text:span>a construcción de la imagen con el contexto actual. </text:p>
        </text:list-item>
        <text:list-item>
          <text:p text:style-name="P19">El mapeo del puerto (variable PORT desde .env). </text:p>
        </text:list-item>
        <text:list-item>
          <text:p text:style-name="P19">El montaje del directorio actual (para que cualquier cambio se refleje en el contenedor).</text:p>
        </text:list-item>
        <text:list-item>
          <text:p text:style-name="P20">Se muestra una advertencia de versión obsoleta <text:span text:style-name="T5">TENGO QUE ELIMINAR LA LINEA</text:span> "version".</text:p>
          <text:p text:style-name="P20"/>
        </text:list-item>
      </text:list>
      <text:p text:style-name="P18">Dockerfile</text:p>
      <text:list text:style-name="L8">
        <text:list-item>
          <text:p text:style-name="P21">Construye la imagen Docker para el servidor.</text:p>
        </text:list-item>
        <text:list-item>
          <text:p text:style-name="P21">Usa la imagen base python:3.9-slim. </text:p>
        </text:list-item>
        <text:list-item>
          <text:p text:style-name="P21">Establece /app como directorio de trabajo. </text:p>
        </text:list-item>
        <text:list-item>
          <text:p text:style-name="P21">Copia requirements.txt e instala las dependencias (Flask y Werkzeug)</text:p>
        </text:list-item>
        <text:list-item>
          <text:p text:style-name="P22">Copia el resto de los archivos del proyecto. </text:p>
        </text:list-item>
        <text:list-item>
          <text:p text:style-name="P22">Expone el puerto 80. </text:p>
        </text:list-item>
        <text:list-item>
          <text:p text:style-name="P22">Define el comando por defecto: "python app.py" para iniciar el servidor.</text:p>
        </text:list-item>
        <text:list-item>
          <text:p text:style-name="P23"><text:span text:style-name="T6">Crea el</text:span> entorno de ejecución preparado para ejecutar la aplicación vulnerable.</text:p>
        </text:list-item>
      </text:list>
      <text:p text:style-name="P15"/>
      <text:p text:style-name="P15"/>
      <text:p text:style-name="P15"/>
      <text:p text:style-name="P15"/>
      <text:p text:style-name="P15"><text:soft-page-break/></text:p>
      <text:p text:style-name="P18">requirements.txt</text:p>
      <text:list text:style-name="L9">
        <text:list-item>
          <text:p text:style-name="P24">Lista las dependencias de Python necesarias.<text:line-break/><text:span text:style-name="T6">Hay que</text:span> fijar <text:span text:style-name="T6">las</text:span> versiones (Flask==2.0.3 y Werkzeug==2.0.3) <text:span text:style-name="T6">porque sino en las más nuevas la</text:span> función url_quote <text:span text:style-name="T6">no está </text:span>disponible.</text:p>
        </text:list-item>
        <text:list-item>
          <text:p text:style-name="P25">Durante la construcción del Dockerfile, pip instala las versiones especificada<text:span text:style-name="T6">s</text:span>.</text:p>
          <text:p text:style-name="P25"/>
        </text:list-item>
      </text:list>
      <text:p text:style-name="P18">app.py</text:p>
      <text:list text:style-name="L10">
        <text:list-item>
          <text:p text:style-name="P26"><text:span text:style-name="T6">La parte más importante</text:span>. <text:span text:style-name="T6">Usa</text:span> Flask para crear una interfaz web que <text:span text:style-name="T6">muestra la</text:span> calculadora.<text:line-break/>La vulnerabilidad se introduce mediante el uso de eval() sin validar la entrada, <text:span text:style-name="T6">haciendo posible</text:span> la ejecución de código arbitrario.</text:p>
          <text:p text:style-name="P27"/>
        </text:list-item>
      </text:list>
      <text:h text:style-name="Heading_20_2" text:outline-level="2"><text:span text:style-name="T2">if </text:span><text:span text:style-name="Strong_20_Emphasis"><text:span text:style-name="T2">name</text:span></text:span><text:span text:style-name="T2"> == '</text:span><text:span text:style-name="Strong_20_Emphasis"><text:span text:style-name="T2">main</text:span></text:span><text:span text:style-name="T2">': app.run(host='0.0.0.0', port=80)</text:span></text:h>
      <text:list text:style-name="L11">
        <text:list-item>
          <text:p text:style-name="P28"><text:span text:style-name="T7">C</text:span>uando se accede a la raíz ("/"), se muestra la plantilla index.html. </text:p>
        </text:list-item>
        <text:list-item>
          <text:p text:style-name="P28">Si se envía el formulario (método POST), se obtiene el valor del campo "expression". </text:p>
        </text:list-item>
        <text:list-item>
          <text:p text:style-name="P28">La función eval() se utiliza para evaluar la expresión. Como no se valida la entrada, un usuario puede inyectar código Python en lugar de <text:span text:style-name="T7">la operación matemática esperada. </text:span></text:p>
        </text:list-item>
        <text:list-item>
          <text:p text:style-name="P29">En caso de éxito, se muestra el resultado; si ocurre un error, se muestra el mensaje de error.</text:p>
        </text:list-item>
        <text:list-item>
          <text:p text:style-name="P30"><text:span text:style-name="T2">La vulnerabilidad permite, por ejemplo, que un alumno inyecte: </text:span><text:span text:style-name="Strong_20_Emphasis"><text:span text:style-name="T2">import</text:span></text:span><text:span text:style-name="T2">('os').popen('cat _flag.txt').read() para leer el contenido del archivo _flag.txt y obtener la flag.</text:span></text:p>
        </text:list-item>
      </text:list>
      <text:p text:style-name="P15"/>
      <text:p text:style-name="P18"><text:span text:style-name="T6">t</text:span>emplates/index.html</text:p>
      <text:list text:style-name="L12">
        <text:list-item>
          <text:p text:style-name="P31"><text:span text:style-name="T6">I</text:span>nterfaz web para la calculadora.</text:p>
        </text:list-item>
        <text:list-item>
          <text:p text:style-name="P31"><text:span text:style-name="T6">U</text:span>n formulario con un campo de texto donde se debe ingresar la operación matemática (o código) y un botón para enviar el formulario.</text:p>
        </text:list-item>
        <text:list-item>
          <text:p text:style-name="P32"><text:span text:style-name="T6">PENSANDO EN HACER LA INTERFAZ MÁS COMPLEJ</text:span><text:span text:style-name="T7">A, con botones como una calculadora de verdad.</text:span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5"><text:soft-page-break/>workflow</text:p>
      <text:list text:style-name="L13">
        <text:list-item>
          <text:p text:style-name="P36">Primero se ejecuta prepare.bash: <text:span text:style-name="T7">s</text:span>e generan los archivos de entorno (.env, _instance) y se crea el archivo _flag.txt con la flag.</text:p>
        </text:list-item>
        <text:list-item>
          <text:p text:style-name="P36">Luego se ejecuta start.bash: Docker Compose utiliza el Dockerfile para construir la imagen, instalar las dependencias y copiar el código. Se inicia el contenedor, mapeando el puerto definido en .env (por defecto 50080) al puerto 80 del contenedor.</text:p>
        </text:list-item>
        <text:list-item>
          <text:p text:style-name="P36"><text:span text:style-name="T7">A</text:span>cceder a http://127.0.0.1:50080 en un navegador <text:span text:style-name="T7">donde </text:span>se muestra la interfaz de la calculadora.</text:p>
        </text:list-item>
        <text:list-item>
          <text:p text:style-name="P36"><text:span text:style-name="T7">Hacer u</text:span>na operación en el campo "expression" y al enviar el formulario se ejecuta el código en app.py.</text:p>
        </text:list-item>
        <text:list-item>
          <text:p text:style-name="P36">Si <text:span text:style-name="T7">se i</text:span>ngresa una operación aritmética válida, se muestra el resultado.</text:p>
        </text:list-item>
        <text:list-item>
          <text:p text:style-name="P36">Si <text:span text:style-name="T7">se </text:span>inyecta código <text:span text:style-name="T7">malicioso correctamente</text:span>, se ejecuta dicho código y se devuelve el resultado, <text:span text:style-name="T7">sacando la falg o leyendo todos los archivos disponibles en el directorio</text:span>.</text:p>
        </text:list-item>
        <text:list-item>
          <text:p text:style-name="P37"><text:span text:style-name="T7">S</text:span>e ejecuta stop.bash para apagar el contenedor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4.2$Linux_X86_64 LibreOffice_project/480$Build-2</meta:generator>
    <dc:date>2025-02-10T11:06:26.847583656</dc:date>
    <meta:editing-duration>PT1H50M30S</meta:editing-duration>
    <meta:editing-cycles>4</meta:editing-cycles>
    <meta:document-statistic meta:table-count="0" meta:image-count="0" meta:object-count="0" meta:page-count="4" meta:paragraph-count="79" meta:word-count="906" meta:character-count="5700" meta:non-whitespace-character-count="4870"/>
  </office:meta>
</office:document-meta>
</file>